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1aa38" officeooo:paragraph-rsid="0011aa38"/>
    </style:style>
    <style:style style:name="P2" style:family="paragraph" style:parent-style-name="Standard">
      <style:text-properties officeooo:rsid="00159e08" officeooo:paragraph-rsid="00159e08"/>
    </style:style>
    <style:style style:name="P3" style:family="paragraph" style:parent-style-name="Standard">
      <style:text-properties officeooo:paragraph-rsid="00159e08"/>
    </style:style>
    <style:style style:name="P4" style:family="paragraph" style:parent-style-name="Standard">
      <style:text-properties officeooo:rsid="001707b6" officeooo:paragraph-rsid="001707b6"/>
    </style:style>
    <style:style style:name="P5" style:family="paragraph" style:parent-style-name="Standard">
      <style:text-properties officeooo:rsid="001707b6" officeooo:paragraph-rsid="00171cb9"/>
    </style:style>
    <style:style style:name="T1" style:family="text">
      <style:text-properties officeooo:rsid="0013ea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Resposta:</text:p>
      <text:p text:style-name="P5"/>
      <text:p text:style-name="P5">var x = prompt("Digite o primeiro número"); </text:p>
      <text:p text:style-name="P5"/>
      <text:p text:style-name="P5">var y = prompt("Digite o segundo número"); </text:p>
      <text:p text:style-name="P5"/>
      <text:p text:style-name="P5">var resultado = Number(x) + Number(y); </text:p>
      <text:p text:style-name="P5"/>
      <text:p text:style-name="P5">alert("O resultado da soma é: " + resultado);</text:p>
      <text:p text:style-name="P5"/>
      <text:p text:style-name="P5">Explicação: </text:p>
      <text:p text:style-name="P5"/>
      <text:p text:style-name="P5">Como precisamos receber os valores do teclado do usuário, utilizamos a função prompt. Contudo, como venho dizendo, ela retorna os valores na forma de texto que precisam ser convertidos para números. Também para deixar o alert menos irritante, utilizei a soma (concatenação) de uma mensagem amigável + o result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7T13:48:39.122198488</meta:creation-date>
    <dc:date>2021-04-07T14:05:59.684730425</dc:date>
    <meta:editing-duration>PT16M16S</meta:editing-duration>
    <meta:editing-cycles>8</meta:editing-cycles>
    <meta:generator>LibreOffice/6.0.6.2$Linux_X86_64 LibreOffice_project/00m0$Build-2</meta:generator>
    <meta:document-statistic meta:table-count="0" meta:image-count="0" meta:object-count="0" meta:page-count="1" meta:paragraph-count="7" meta:word-count="79" meta:character-count="505" meta:non-whitespace-character-count="429"/>
  </office:meta>
</office:document-meta>
</file>